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sans-serif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serif" fo:font-size="12pt" fo:font-weight="normal" style:font-size-asian="15pt" style:font-weight-asian="normal" style:font-size-complex="15pt" style:font-weight-complex="normal"/>
    </style:style>
    <style:style style:name="T1" style:family="text">
      <style:text-properties officeooo:rsid="000b1d32"/>
    </style:style>
    <style:style style:name="T2" style:family="text">
      <style:text-properties fo:font-weight="bold" officeooo:rsid="000b1d3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Sketch: A “Kinetic” Sketch Pad for Novice Animators</text:p>
      <text:p text:style-name="P1"/>
      <text:p text:style-name="P2"><text:span text:style-name="T2">Idea: </text:span>2D animation sketching system called K-Sketch</text:p>
      <text:p text:style-name="P2"/>
      <text:p text:style-name="P2">- <text:span text:style-name="T1">Relies on users’ intuitive sens of space and time</text:span></text:p>
      <text:p text:style-name="P2">- <text:span text:style-name="T1">Animation operations: translate, scale, rotate, set timing, move relative, appear, disappear, trace, copy motion, orient to path</text:span></text:p>
      <text:p text:style-name="P2">- <text:span text:style-name="T1">By default, edit operations happens instantaneously at current time index</text:span></text:p>
      <text:p text:style-name="P2"><text:tab/>→<text:span text:style-name="T1"> animation: edits recorded in real time</text:span></text:p>
      <text:p text:style-name="P2">- <text:span text:style-name="T1">whenever strokes are edited with manipulator, they are implicitly grouped to be easily selected in the fut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01:00.581012301</meta:creation-date>
    <dc:date>2022-03-22T17:29:07.865289958</dc:date>
    <meta:editing-duration>PT7H7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9" meta:character-count="512" meta:non-whitespace-character-count="439"/>
  </office:meta>
</office:document-meta>
</file>